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Персональное число года<text:span text:style-name="T2"><text:s/>1</text:span></text:p>
      <text:p text:style-name="Обычный">Это год обновления ваших дел и возрождения. Год начинаний, самых смелых планов, независимости, инициативы, решительности. Будьте готовы меняться и развиваться. Необходимо проявить<text:s/>инициативу, активность, отвагу, решительность и воспользоваться всеми новыми возможностями, которые вам будут предоставлены. У вас начнется новый девятилетний цикл событий, и от того, что вы посеете сейчас, зависят следующие девять лет вашей жизни. <text:s/><text:line-break/><text:line-break/>Целеустремленность, смелость, креативность и организаторские способности единицы понадобятся в этом году.<text:s/><text:line-break/><text:line-break/>Не оглядывайтесь назад: это может помешать начинаниям; смотрите в будущее с готовностью измениться ради него.<text:s/><text:line-break/><text:line-break/>Благоприятные возможности:<text:s/><text:line-break/><text:line-break/>В этот год<text:s/>можно:<text:s/><text:line-break/><text:line-break/>● менять курс: начинать новые направления деятельности, дела, бизнес, проекты;<text:s/></text:p>
      <text:p text:style-name="Обычный">● расписывать свои планы, цели, желания и потребности на девятилетний цикл;<text:s/></text:p>
      <text:p text:style-name="Обычный">● заниматься организацией дел, самодисциплиной, выстраи- вать строгую систему;<text:s/></text:p>
      <text:p text:style-name="Обычный">● планировать за себя и за других.<text:s/></text:p>
      <text:p text:style-name="Обычный">Не бойтесь рискнуть и начать; определите свои цели и приступайте к их реализации. Это идеальное время для профессионального и личностного роста. Год научит вас быть активными, решительными, смелыми, целеустремленными.<text:s/><text:line-break/><text:line-break/>Если вам не нравится своя работа, то сейчас самое подходящее время ее поменять. Также это прекрасный период для старта бизнеса или нового проекта. Это и время позаботиться о себе: сконцентрируйтесь на своей жизненной цели, своих достоинствах, желаниях и мечтах. Вам<text:s/>могут предложить работу в совершенно другой области деятельности; вероятно, появится возможность сменить место жительства.<text:s/><text:line-break/><text:line-break/>Пора начинать реализацию целей и инновационных идей, пора действовать и двигаться вперед. Энтузиазм, позитив, сила воли и смелость<text:s/>помогут вам преодолеть препятствия. Проявляйте инициативу и настойчивость — это ваши эключи к успеху в этом году. В то же время избегайте импульсивности и своеволия: если нет уверенности в себе и своих проектах, то будущее пугает. Научитесь доверять своей<text:s/>интуиции, прислушайтесь к ней.<text:s/><text:line-break/><text:line-break/>Это лучшее время для замены старого новым. Важно сконцентрироваться на себе: своих достижениях и успехе. Займитесь теми направлениями, в которых ожидаете изменений.<text:s/><text:line-break/><text:line-break/>Личная жизнь:<text:s/><text:line-break/><text:line-break/>В этом году люди нередко чувствуют себя<text:s/>одинокими, не ощущая поддержку близких или окружения. Окружающие могут почувствовать ваше беспокойство либо волноваться из-за ваших<text:s/><text:soft-page-break/>изменений, особенно если вы начнете двигаться в другом направлении, неожиданном для них. Ведь большинство людей пугают перемены.<text:s/><text:line-break/><text:line-break/>Вашей второй половине будет сложно успевать за вами (если у нее не первое число года), и у вас сложится впечатление, что вы бежите в одиночестве. Попытайтесь договориться о поддержке близких в ваших начинаниях: она вам сейчас очень понадобится. Но не стоит отказываться от реализации своих планов: независимость от партнера вам тоже важна. Со временем окружающие примирятся с вашим выбором, особенно когда увидят ваши положительные изменения, а пока попробуйте донести мысль партнеру на понятном ему языке. Впрочем, не нужно устраивать длинные дебаты по этому поводу: позднее окружающие сами поддержат вас, ведь успешные люди всем нравятся.<text:s/><text:line-break/><text:line-break/>Одиноким людям этот год несет возможность новых отношений, романов, знакомств. В этом году вы способны заложить прочный фундамент отношений или, наоборот, будете наслаждаться множеством мимолетных знакомств, которые долго не продлятся. Не стоит ходить вокруг да около — решительно делайте первый шаг.<text:s/><text:line-break/><text:line-break/>Развитие и карьера:<text:s/><text:line-break/><text:line-break/>Если ваше личное число года совпадает с числом судьбы, то энергия этого числа усиливается многократно. Тогда в этот год очень пригодится дополнительная уверенность в себе — получите ее от окружения или пройдите тренинги уверенности в себе.<text:s/><text:line-break/><text:line-break/>Этот год пролетит очень быстро. В работе над собой и своими планами, целями семья может отойти на второй план. Но в этом году нужно сделать рывок. Единица также может означать переезд, удачные вложения, путешествия.<text:s/><text:line-break/><text:line-break/>Осень откроет дорогу к новым и неожиданным для вас реше- ниям. У вас появятся новые идеи, интересы, и<text:s/>вы можете даже оказаться в новом социальном кругу.<text:s/><text:line-break/><text:line-break/>Главное — начать.<text:s/><text:line-break/><text:line-break/>Основной мотив года:<text:s/><text:line-break/><text:line-break/>Карьера будет на первом месте. В этот год вас интересуют победа, должность, карьерный рост, деньги. Включаются амбиции, и финансовое вознаграждение не заставит<text:s/>себя ждать.<text:s/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Тимка Барбер</meta:initial-creator>
    <dc:creator>Тимка Барбер</dc:creator>
    <meta:creation-date>2025-03-14T16:36:00Z</meta:creation-date>
    <dc:date>2025-03-14T16:39:00Z</dc:date>
    <meta:template xlink:href="Normal.dotm" xlink:type="simple"/>
    <meta:editing-cycles>3</meta:editing-cycles>
    <meta:editing-duration>PT0S</meta:editing-duration>
    <meta:document-statistic meta:page-count="2" meta:paragraph-count="8" meta:word-count="644" meta:character-count="4309" meta:row-count="30" meta:non-whitespace-character-count="3673"/>
  </office:meta>
</office:document-meta>
</file>